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C7000001A93576CE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3128b" officeooo:paragraph-rsid="001312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5.907cm" draw:z-index="0"><draw:image xlink:href="Pictures/10000201000004C7000001A93576CE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7T15:19:33.907035929</dc:date>
    <dc:creator>Satish Palaniappan</dc:creator>
    <meta:document-statistic meta:table-count="0" meta:image-count="1" meta:object-count="0" meta:page-count="1" meta:paragraph-count="0" meta:word-count="0" meta:character-count="0" meta:non-whitespace-character-count="0"/>
    <meta:generator>LibreOffice/4.2.3.3$Linux_X86_64 LibreOffice_project/420m0$Build-3</meta:generator>
  </office:meta>
</office:document-meta>
</file>